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fixpoint format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 </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30 bits width, so it can assume integer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submit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interpreted a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actually twice its integral) is implemented as error function <text:span text:style-name="T1">erf</text:span>(x) in SpeedCrunch.</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3">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P3">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 <text:span text:style-name="T2"><text:s/>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to the normal distribution (bell curve, Gaussian distribution).</text:p>
      <text:p text:style-name="Text_20_body">Analytically, it is the integral to the function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nk) = n1*n2*..*nk / (gcd(n1; n2;..;nk)^(k-1)),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relies on the validity of the guard digits only,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roughly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it is assumed in the Poisson distribution,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round (pi; 2)</text:p>
      <text:p text:style-name="Text_20_body">yields 3.14.</text:p>
      <text:p text:style-name="Formula">trunc (2/3; 5)</text:p>
      <text:p text:style-name="Text_20_body">gives 0.66666.</text:p>
      <text:p text:style-name="Text_20_body">As an extension, 'digits' may be negative. In this case, truncating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13T14:26:52</dc:date>
    <dc:language>de-DE</dc:language>
    <meta:editing-cycles>44</meta:editing-cycles>
    <meta:editing-duration>P5DT14H50M48S</meta:editing-duration>
    <meta:user-defined meta:name="Info 1"/>
    <meta:user-defined meta:name="Info 2"/>
    <meta:user-defined meta:name="Info 3"/>
    <meta:user-defined meta:name="Info 4"/>
    <meta:document-statistic meta:table-count="0" meta:image-count="0" meta:object-count="0" meta:page-count="27" meta:paragraph-count="681" meta:word-count="8525" meta:character-count="48445"/>
  </office:meta>
</office:document-meta>
</file>